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2c39" officeooo:paragraph-rsid="000d2c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a test for github</text:p>
      <text:p text:style-name="P1"><text:a xlink:type="simple" xlink:href="https://github.com/SebastianNRuiz/Proyecto-digitalizacion-documentacion/blob/main/10%20IO%20Ralay%20Module%20013002000200.pdf" text:style-name="Internet_20_link" text:visited-style-name="Visited_20_Internet_20_Link">this is a reference to another document</text:a></text:p>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7T15:34:07.203912900</meta:creation-date>
    <dc:date>2025-08-07T15:37:07.579697200</dc:date>
    <meta:editing-duration>PT3M1S</meta:editing-duration>
    <meta:editing-cycles>1</meta:editing-cycles>
    <meta:generator>LibreOffice/25.2.4.3$Windows_X86_64 LibreOffice_project/33e196637044ead23f5c3226cde09b47731f7e27</meta:generator>
    <meta:document-statistic meta:table-count="0" meta:image-count="0" meta:object-count="0" meta:page-count="1" meta:paragraph-count="3" meta:word-count="142" meta:character-count="932" meta:non-whitespace-character-count="792"/>
  </office:meta>
</office:document-meta>
</file>